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style:style>
    <style:style style:name="P2" style:family="paragraph" style:parent-style-name="Text_20_body">
      <style:text-properties style:font-name="Roboto" fo:font-weight="bold"/>
    </style:style>
    <style:style style:name="P3" style:family="paragraph" style:parent-style-name="Text_20_body">
      <style:paragraph-properties fo:margin-left="0in" fo:margin-right="0in" fo:margin-top="0.2083in" fo:margin-bottom="0in" style:line-height-at-least="0.198in" fo:orphans="2" fo:widows="2" fo:text-indent="0in" style:auto-text-indent="false"/>
      <style:text-properties fo:font-variant="normal" fo:text-transform="none" fo:color="#000000" style:font-name="Roboto" fo:font-size="12pt" fo:letter-spacing="normal" fo:font-style="normal" fo:font-weight="normal"/>
    </style:style>
    <style:style style:name="P4" style:family="paragraph" style:parent-style-name="Text_20_body">
      <style:paragraph-properties fo:margin-left="0in" fo:margin-right="0in" fo:margin-top="0.2917in" fo:margin-bottom="0in" style:line-height-at-least="0.198in" fo:orphans="2" fo:widows="2" fo:text-indent="0in" style:auto-text-indent="false"/>
      <style:text-properties fo:font-variant="normal" fo:text-transform="none" fo:color="#4d4d4d" style:font-name="Roboto" fo:font-size="12pt" fo:letter-spacing="normal" fo:font-style="normal" fo:font-weight="bold"/>
    </style:style>
    <style:style style:name="P5" style:family="paragraph" style:parent-style-name="Text_20_body">
      <style:paragraph-properties fo:margin-top="0in" fo:margin-bottom="0in"/>
      <style:text-properties style:font-name="Roboto"/>
    </style:style>
    <style:style style:name="P6" style:family="paragraph" style:parent-style-name="Text_20_body" style:list-style-name="L1">
      <style:paragraph-properties fo:margin-top="0in" fo:margin-bottom="0.1043in"/>
      <style:text-properties style:font-name="Roboto"/>
    </style:style>
    <style:style style:name="T1" style:family="text">
      <style:text-properties style:font-name="Roboto"/>
    </style:style>
    <style:style style:name="T2"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indash.io - Stop managing your investments with spreadsheets!</text:p>
      <text:p text:style-name="P4">Show us some love and vote for us :)</text:p>
      <text:p text:style-name="P2">After that visit our website at www.coindash.io</text:p>
      <text:p text:style-name="P5">Cryptocurrency investing is a new field, hard and un-explored, you “pick” a coin or an initial-coin-offering(ICO) and Go!<text:line-break/>How to decide in what to invest?</text:p>
      <text:p text:style-name="P5"/>
      <text:p text:style-name="P5">COINDASH is the social platform where all types of cryptocurrency investors come together to get market singnals from others, copy-trade superstar investors, share insights about the market, share achievements, share tips, share investment ideas and much much more!</text:p>
      <text:p text:style-name="P1"><text:line-break/><text:span text:style-name="T2">Our Team</text:span></text:p>
      <text:list xml:id="list8868184170590627727" text:style-name="L1">
        <text:list-item>
          <text:p text:style-name="P6"><text:span text:style-name="T2">Alon Muroch - </text:span>Has been in the blockchain space since 2013 when he dived deep into the technology, contributing code to bitcoin, bitcoinj, ethereumj and developing his own super secure wallet BitcoinAuthenticator. Profoundly believes that blockchain can change the world!</text:p>
        </text:list-item>
        <text:list-item>
          <text:p text:style-name="P6"><text:span text:style-name="T2">Guy Aharonovsky - </text:span>Super talented developer with 20 years of experience in web, backend, security and building amazing products in top tier companies (even worked with the founder of ICQ!)</text:p>
        </text:list-item>
        <text:list-item>
          <text:p text:style-name="P6"><text:span text:style-name="T2">Adam Efrima - </text:span>Adam is the most incredible product and social trading expert. Living the past 7 years and China, he worked in investment banking for CITIC Group and the past 2 years opened eToro's offices in China and directs it's operation there.</text:p>
        </text:list-item>
      </text:list>
      <text:p text:style-name="P5"/>
      <text:p text:style-name="P1">To learn more, visit our website www.coindash.io</text:p>
      <text:p text:style-name="Standard"><text:a xlink:type="simple" xlink:href="https://hack.ether.camp/public/coindashio---stop-managing-your-investments-with-spreadsheets" text:style-name="Internet_20_link" text:visited-style-name="Visited_20_Internet_20_Link">https://hack.ether.camp/public/coindashio---stop-managing-your-investments-with-spreadsheet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23T10:57:28.04</meta:creation-date>
    <dc:date>2016-12-23T10:58:50.32</dc:date>
    <meta:editing-duration>PT1M22S</meta:editing-duration>
    <meta:editing-cycles>2</meta:editing-cycles>
    <meta:generator>OpenOffice/4.1.2$Win32 OpenOffice.org_project/412m3$Build-9782</meta:generator>
    <meta:document-statistic meta:table-count="0" meta:image-count="0" meta:object-count="0" meta:page-count="1" meta:paragraph-count="11" meta:word-count="214" meta:character-count="1420"/>
  </office:meta>
</office:document-meta>
</file>